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ng... Dong... Dong... Le clocher de l'église sonnait huit heures du matin. Ou neuf ? Qu'importe. Erland était trop distrait par le papillon-licorne qui lui volait dans les plumes pour compter correctement. D'ailleurs, maintenant qu'on mettait le doigt dessus, il y en avait plusieurs en fait. Des papillons. Deux. Peut-être trois. Non. Deux. Mais un à deux têtes. Dont une à deux cornes. Dans ses pattes, quatre cartes. Dix, valet, as, dame. De pique. Erland connaissait ce tour. C'était lui qui l'avait inventé, en fait. Il fallait compter les cartes. Un, deux, trois, quatre. Boum. Voilà le roi. Facile. Cul sec ! Pourquoi le roi tournoyait-il autant dans les airs ? Ça, ça ne faisait pas partie du tour.</text:p>
      <text:p text:style-name="Standard"/>
      <text:p text:style-name="Standard">Dong... Ding... Clang... Oui bah ça va, on a compris qu'il est midi. Perturber ainsi une représentation de magie, qu'il était impoli ce clocher. Autant de bruit, de si bon matin. Le magicien commençait à en avoir mal à la tête. Et voilà la belle au bois dormant qui débarque. Et qui galoche le roi de pique. Oklm. En voilà des manières. Ding... Ping... Burp... NAN MAIS C'EST PAS BIENTÔT FINI CE BOR... Attends. « Burp » ? C'est pas le son d'une cloche ça. Non, ça c'est un bruit que le garçon ne connaît que trop bien.</text:p>
      <text:p text:style-name="Standard"/>
      <text:p text:style-name="Standard">-Astrid, j'te jure que si t'as [i]encore[/i] gerbé sur ma cape, j'te bute.</text:p>
      <text:p text:style-name="Standard"/>
      <text:p text:style-name="Standard">Sans bouger de sa position fœtale, les deux mains sur les tempes tentant en vain d'apaiser les souffrances causées par les barres de métal -celle métaphorique qui lui transperçait le crâne et celle, bien réelle, que le geôlier était en train de tambouriner sans aucun respect du sommeil des honnêtes gens-, Erland invectiva sa collègue, ne doutant pas une seule seconde que le bruit ragoûtant qu'il venait d'entendre était de son fait. Le son d'une autre voix, plus inédite, piqua en revanche sa curiosité et le força à se tourner légèrement pour regarder par dessus son épaule. L'ancien noble parvint non sans mal à entrouvrir un œil, qu'il referma presque instantanément. Too soon. </text:p>
      <text:p text:style-name="Standard"/>
      <text:p text:style-name="Standard">Clairement, ils s'étaient mis une sacrée charge la veille. Tellement grosse que le garçon n'avait pas fini de redescendre et était encore saoul. Ça ou ils étaient dans une geôle qui tournait sur elle-même. Nouveau moyen de torture, peut-être ? Attends... Une geôle ? Fuck. Erland tenta sans succès de mobiliser sa mémoire. Qu'est-ce qu'ils avaient encore pu bien faire pour terminer en cellule ? Accompagnés pour une fois de Lutzi, de surcroît. Enfin si la troisième voix lui appartenait bien, comme lui lui suggérait son esprit embrumé. Sans même daigner regarder son interlocuteur, il leva un doigt vacillant dans la direction approximative de là où il avait entendu la voix -ou plutôt le dégobillage- d'Astrid.</text:p>
      <text:p text:style-name="Standard"/>
      <text:p text:style-name="Standard">-C'est sa faute. Les... trucs dont vous nous accusez. Quels qu'ils soient. Cé el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24T12:24:27.63</meta:creation-date>
    <dc:date>2020-02-24T12:57:06.47</dc:date>
    <meta:editing-duration>PT31M37S</meta:editing-duration>
    <meta:editing-cycles>127</meta:editing-cycles>
    <meta:generator>OpenOffice/4.1.7$Win32 OpenOffice.org_project/417m1$Build-9800</meta:generator>
    <meta:document-statistic meta:table-count="0" meta:image-count="0" meta:object-count="0" meta:page-count="1" meta:paragraph-count="6" meta:word-count="474" meta:character-count="2781"/>
  </office:meta>
</office:document-meta>
</file>